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paragraph-properties fo:text-align="justify" style:justify-single-word="false"/>
      <style:text-properties officeooo:paragraph-rsid="001a301c"/>
    </style:style>
    <style:style style:name="P2" style:family="paragraph" style:parent-style-name="List_20_Paragraph" style:master-page-name="Standard">
      <style:paragraph-properties fo:text-align="justify" style:justify-single-word="false" style:page-number="auto"/>
      <style:text-properties officeooo:paragraph-rsid="001a301c"/>
    </style:style>
    <style:style style:name="P3" style:family="paragraph" style:parent-style-name="Standard">
      <style:paragraph-properties fo:text-align="justify" style:justify-single-word="false"/>
      <style:text-properties officeooo:paragraph-rsid="001a301c"/>
    </style:style>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y name is Chief Ukoha Emekwo of Ndi Ogbuja Emekwo Isi Anyam, Abiriba, Ohafia LGA, Abia state, Nigeria.</text:p>
      <text:p text:style-name="P1">The name of the man that filed the suit is Chief Asaa Ogbu Nmecha of Ndi Onum matrilineal family of Abiriba in Ohafia LGA, Abia State, Nigeria.</text:p>
      <text:p text:style-name="P1">The land in dispute is situated at Ala Ndi Oriri Layout Abiriba, Ohafia Local government area, Abia state, Nigeria.</text:p>
      <text:p text:style-name="P1">The agent that connected us to the land for purchase was the late Chief Eke Inyima. He met my late Uncle Chief Ogbuja Emekwo with the owner of the land, <text:s/>the late Mr Jonah Kalu Olu. Then my uncle knowing I was in need of land brought me in and all of us collectively went and inspected the land. We observed that the late Mr Jonah Kalu Olu. had built a house half way (uncompleted) at one end of the land. So the owner of the land <text:s/>the Late Mr. Jonah Kalu Olu told us he would sell to us the part of the land he had not built on. We consented given that the land has two phases – Amaja Road phase and Ndi Okoronta Road phase.</text:p>
      <text:p text:style-name="P1">Consequently he mapped out this area of land 367.329 square Meters</text:p>
      <text:p text:style-name="P1">Then we agreed with the late Mr. Jonah Kalu Olu to buy the land for ninety thousand naira only. </text:p>
      <text:p text:style-name="P1">Meanwhile the survey plan was prepared on 17<text:span text:style-name="T1">th</text:span> July 1996. via the service of a surveyor – survey plan number PLAN NO <text:s/>SC/AB029/96</text:p>
      <text:p text:style-name="P1">The payment for the land was made on 19<text:span text:style-name="T1">th</text:span> July, 1996. We have <text:s/>the receipt of the payment.Meanwhile, it was my late Uncle Chief Ogbuja Emekwo that actually brought the money for the payment which I refunded him later.He made sure I bought the land given that it <text:s/>is close <text:s/>to his own <text:s/>house and so that I could <text:s/>be very near to look after <text:s/>his house.</text:p>
      <text:p text:style-name="P3"/>
      <text:p text:style-name="P3"/>
      <text:p text:style-name="P1">Less than a month after payment, the late Mr. Jonah Kalu Olu asked us to buy the remaining which was the uncompleted building, we <text:s/>declined the offer due to fact that the family of Late Mr. Jonah Kalu Olu might come claiming the building.</text:p>
      <text:p text:style-name="P1">Subsequently, all of us – the late Mr. Jonah Kalu Olu, the late Chief Inyima Eke, the late Chief Ogbuja Emekwo and I went <text:s/>to Aba, consulted our lawyer – Chief Barrister I. Nnam Nmaju &amp; Co. who Prepared the power of Attorney for us.</text:p>
      <text:p text:style-name="P1">Afterwards, the power of Attorney was prepared on the 21<text:span text:style-name="T1">st</text:span> Sept, 1996 by Chief Barrister I. Nnam Nmaju &amp; co. All receipts/ documents to this effect are available.</text:p>
      <text:p text:style-name="P1">Upon the preparation of the Power of Attorney both parties signed, the late Mr. Jonah Kalu Olu as the donor while <text:s/>I,Chief Ukoha Emekwo Eruka signed as the donee</text:p>
      <text:p text:style-name="P1">We <text:s/>started farming on the land and within the period, <text:s/>the Late Chief Igara Ogbu <text:s/>visited my uncle to sell my portion of land to <text:s/>him or buy his portion for reasons best known to him, but my uncle <text:s/>declined saying he just wanted h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22:26:01.494688275</meta:creation-date>
    <dc:date>2022-04-07T22:27:39.790165066</dc:date>
    <meta:editing-duration>PT1M38S</meta:editing-duration>
    <meta:editing-cycles>1</meta:editing-cycles>
    <meta:document-statistic meta:table-count="0" meta:image-count="0" meta:object-count="0" meta:page-count="1" meta:paragraph-count="13" meta:word-count="499" meta:character-count="2653" meta:non-whitespace-character-count="2145"/>
    <meta:generator>LibreOffice/6.4.7.2$Linux_X86_64 LibreOffice_project/40$Build-2</meta:generator>
  </office:meta>
</office:document-meta>
</file>